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padding-left="0in" fo:padding-right="0in" fo:padding-top="0in" fo:padding-bottom="0.028in" fo:border-left="none" fo:border-right="none" fo:border-top="none" fo:border-bottom="0.99pt solid #aaaaaa"/>
      <style:text-properties fo:background-color="#f8fcff"/>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10"/>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style:style style:name="P16" style:family="paragraph" style:parent-style-name="Text_20_body" style:list-style-name="L9">
      <style:paragraph-properties fo:margin-top="0in" fo:margin-bottom="0in"/>
    </style:style>
    <style:style style:name="T1" style:family="text">
      <style:text-properties style:font-name="Times New Roman1" fo:font-size="12pt"/>
    </style:style>
    <style:style style:name="T2" style:family="text">
      <style:text-properties style:font-name="Times New Roman1" fo:font-size="12pt" fo:font-style="italic"/>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4. system design </text:p>
      <text:p text:style-name="Standard"/>
      <text:list xml:id="list7462021861" text:style-name="L1">
        <text:list-item>
          <text:p text:style-name="P3">introduction</text:p>
          <text:p text:style-name="P3"/>
        </text:list-item>
        <text:list-item>
          <text:p text:style-name="P3">ERD (Entity Relation Diagram)</text:p>
        </text:list-item>
      </text:list>
      <text:p text:style-name="Standard"/>
      <text:list xml:id="list1915335890" text:style-name="L2">
        <text:list-item>
          <text:p text:style-name="P4">Normalization</text:p>
        </text:list-item>
      </text:list>
      <text:p text:style-name="Standard">The research must show all the final list of entities, their relationships and attributes comply with every normal form. All normal form should be briefly explained.</text:p>
      <text:p text:style-name="Standard"/>
      <text:list xml:id="list1600115153" text:style-name="L3">
        <text:list-item>
          <text:p text:style-name="P5">Database system</text:p>
        </text:list-item>
      </text:list>
      <text:p text:style-name="Standard">Physical layout, which is the intentional part of the database , showing all tables/entities their fields/attributes and how they are interconnected is needed here.</text:p>
      <text:p text:style-name="Standard"/>
      <text:list xml:id="list1249154745" text:style-name="L4">
        <text:list-item>
          <text:p text:style-name="P6">Data Dictionary</text:p>
        </text:list-item>
      </text:list>
      <text:p text:style-name="Standard">The data dictionary lists all attributes found in every table created in the database. For each field the researcher will provide a name, data type and any other specific constraint.</text:p>
      <text:p text:style-name="Standard"/>
      <text:list xml:id="list310065353" text:style-name="L5">
        <text:list-item>
          <text:p text:style-name="P7">Architectural design of the proposed system.</text:p>
        </text:list-item>
      </text:list>
      <text:p text:style-name="Standard">In the information system architectural design, <text:span text:style-name="T3">the researcher will explain different components that build up the proposed system.</text:span> This section describes how the system will be deployed in the production environment. System architectural design can standalone, two-tier, three-tier or n-tier depending on the specific topic. Components include front end, middle layers and back end elements. A diagram will be needed for <text:s/>a general picture of the system architectural design.</text:p>
      <text:p text:style-name="Standard"/>
      <text:p text:style-name="Standard">What is a database schema</text:p>
      <text:p text:style-name="P1"><text:span text:style-name="Strong_20_Emphasis"><text:span text:style-name="T1">Definition:</text:span></text:span><text:span text:style-name="T1"><text:line-break/>The schema (pronounced </text:span><text:span text:style-name="T2">skee-ma</text:span><text:span text:style-name="T1">) of a </text:span><text:a xlink:type="simple" xlink:href="http://en.wikipedia.org/wiki/Database_system"><text:span text:style-name="T1">database system</text:span></text:a><text:span text:style-name="T1"> is its structure described in a formal language supported by the </text:span><text:a xlink:type="simple" xlink:href="http://en.wikipedia.org/wiki/Database_management_system"><text:span text:style-name="T1">database management system</text:span></text:a><text:span text:style-name="T1"> (DBMS).  Schemas are generally stored in a </text:span><text:a xlink:type="simple" xlink:href="http://en.wikipedia.org/wiki/Data_dictionary"><text:span text:style-name="T1">data dictionary</text:span></text:a><text:span text:style-name="T1">. Although a schema is defined in text database language, the term is often used to refer to a graphical depiction of the database structure. In other words, schema is the structure of the database that defines the objects in the database.</text:span></text:p>
      <text:p text:style-name="Text_20_body"><text:span text:style-name="Strong_20_Emphasis">Purpose:<text:line-break/></text:span>In a <text:a xlink:type="simple" xlink:href="http://en.wikipedia.org/wiki/Relational_database">relational database</text:a>, the schema defines the <text:a xlink:type="simple" xlink:href="http://en.wikipedia.org/wiki/Table_%28database%29">tables</text:a>, the <text:a xlink:type="simple" xlink:href="http://en.wikipedia.org/wiki/Field_%28computer_science%29">fields</text:a>, <text:a xlink:type="simple" xlink:href="http://en.wikipedia.org/wiki/Relational_model">relationships</text:a>, <text:a xlink:type="simple" xlink:href="http://en.wikipedia.org/wiki/View_%28database%29">views</text:a>, <text:a xlink:type="simple" xlink:href="http://en.wikipedia.org/wiki/Index_%28database%29">indexes</text:a>, <text:a xlink:type="simple" xlink:href="http://en.wikipedia.org/wiki/Software_package_%28installation%29">packages</text:a>, <text:a xlink:type="simple" xlink:href="http://en.wikipedia.org/wiki/Stored_procedure">procedures</text:a>, <text:a xlink:type="simple" xlink:href="http://en.wikipedia.org/wiki/Subroutine">functions</text:a>, <text:a xlink:type="simple" xlink:href="http://en.wikipedia.org/wiki/Queue_%28data_structure%29">queues</text:a>, <text:a xlink:type="simple" xlink:href="http://en.wikipedia.org/wiki/Database_trigger">triggers</text:a>, <text:a xlink:type="simple" xlink:href="http://en.wikipedia.org/wiki/Data_type">types</text:a>, <text:a xlink:type="simple" xlink:href="http://en.wikipedia.org/wiki/Sequence">sequences</text:a>, <text:a xlink:type="simple" xlink:href="http://en.wikipedia.org/wiki/Materialized_view">materialized views</text:a>, <text:a xlink:type="simple" xlink:href="http://en.wikipedia.org/wiki/Synonym_%28database%29">synonyms</text:a>, <text:a xlink:type="simple" xlink:href="http://en.wikipedia.org/w/index.php?title=Database_link&amp;action=edit&amp;redlink=1">database links</text:a>, <text:a xlink:type="simple" xlink:href="http://en.wikipedia.org/wiki/Directory_%28file_systems%29">directories</text:a>, <text:a xlink:type="simple" xlink:href="http://en.wikipedia.org/wiki/Java">Java</text:a>, <text:a xlink:type="simple" xlink:href="http://en.wikipedia.org/wiki/XML_schema">XML schemas</text:a>, and other elements.</text:p>
      <text:p text:style-name="Standard">A database schema (/'ski.m?/SKEE-ma) of a database system is its structure described in a formal language supported by the database management system (DBMS) and refers to the organization of data to create a blueprint of how a database will be constructed (divided into database tables). The formal definition of database schema is a set of formulas (sentences) called integrity constraints imposed on a database. These integrity constraints ensure compatibility between parts of the schema. All constraints are expressible in the same language. A database can be considered a structure in realization of the database language.[1] The states of a created conceptual schema are transformed into an explicit mapping, the database schema. This describes how real world entities are modeled in the database.<text:line-break/><text:line-break/>"A database schema specifies, based on the database administrator's knowledge of possible applications, the facts that can enter the database, or those of interest to the possible end-users."[2] The notion of a database schema plays the same role as the notion of theory in predicate calculus. A model <text:soft-page-break/>of this “theory” closely corresponds to a database, which can be seen at any instant of time as a mathematical object. Thus a schema can contain formulas representing integrity constraints specifically for an application and the constraints specifically for a type of database, all expressed in the same database language.[1] In a relational database, the schema defines the tables, fields, relationships, views, indexes, packages, procedures, functions, queues, triggers, types, sequences, materialized views, synonyms, database links, directories, Java, XML schemas, and other elements.<text:line-break/><text:line-break/>In computer programming, a table is a data structure used to organize information, just as it is on paper. There are many different types of computer-related tables, which work in a number of different ways. The following are examples of the more common types.</text:p>
      <text:p text:style-name="Standard"/>
      <text:p text:style-name="Text_20_body">A database schema is described in a formal language supported by the database management system (DBMS). In a relational database, the schema defines the tables, the fields in each table, and the relationships between fields and tables. </text:p>
      <text:p text:style-name="Text_20_body">Schemas are generally stored in a data dictionary. Although a schema is defined in text database language, the term is often used to refer to a graphical depiction of the database structure </text:p>
      <text:p text:style-name="P2">Levels of database schema </text:p>
      <text:p text:style-name="Text_20_body">1. Conceptual schema, a map of concepts and their relationships </text:p>
      <text:p text:style-name="Text_20_body">2. Logical schema, a map of entities and their attributes and relations </text:p>
      <text:p text:style-name="Text_20_body">3. Physical schema, a particular implementation of a logical schema </text:p>
      <text:p text:style-name="Text_20_body">4. Schema object, Oracle database object </text:p>
      <text:p text:style-name="Text_20_body">5. Schema is the over all structure of the database</text:p>
      <text:p text:style-name="Standard"/>
      <text:p text:style-name="Text_20_body"><text:span text:style-name="Strong_20_Emphasis">Chapter 11</text:span> </text:p>
      <text:p text:style-name="Text_20_body">Architectural design is the initial design process of identifying sub-systems and establishing a framework for sub-system control and communication. Using large-grain components improves performance, and using fine-grain components improves maintainability, so if both of these are important system requirements developers should find some compromise solution. There is an overlap between the process of requirements engineering and architectural design. </text:p>
      <text:p text:style-name="Text_20_body">Sub-system design is an abstract decomposition of a system into large-grain components, each of which may be a substantial system in its own right. Block diagrams are often used to describe sub-system designs where each box in the diagram represents sub-system. Sub-systems can have their own sub-systems, in that case boxes are placed into boxes. Arrows mean that data and or control signals are passed from sub-system to sub-system in the direction of the arrows. </text:p>
      <text:p text:style-name="Text_20_body">Architectural design is a creative process so many decisions are being made depending on requirements, specific rules for particular project and experience of an architect. Architectural models that may be developed may include: </text:p>
      <text:list xml:id="list312268968" text:style-name="L6">
        <text:list-item>
          <text:p text:style-name="P13">A static structural model that shows the sub-systems or components that are to be developed as separate units.</text:p>
        </text:list-item>
        <text:list-item>
          <text:p text:style-name="P13">A dynamic process model that shows how the system is organised into processes at run-time.</text:p>
        </text:list-item>
        <text:list-item>
          <text:p text:style-name="P13">An interface model that defines the services offered by each sub-system through its public interface.</text:p>
        </text:list-item>
        <text:list-item>
          <text:p text:style-name="P13">Relationship model that shows relationships, such as data flow, between the sub-systems.</text:p>
        </text:list-item>
        <text:list-item>
          <text:p text:style-name="P9"><text:soft-page-break/>A distributed model that shows how sub-systems may be distributed across computers.</text:p>
        </text:list-item>
      </text:list>
      <text:p text:style-name="Text_20_body">Different models may be used. Sub-systems making up a system exchange information so that they can work together effectively. There are two fundamental ways in which this can be done. </text:p>
      <text:list xml:id="list2003560942" text:style-name="L7">
        <text:list-item>
          <text:p text:style-name="P14">All shared data is held in a central database that can be accessed by all sub-systems. A system model based on a shared database is sometimes called a repository model.</text:p>
        </text:list-item>
        <text:list-item>
          <text:p text:style-name="P10">Each sub-system maintains its own database. Data is interchanged with other sub-systems by passing messages to them.</text:p>
        </text:list-item>
      </text:list>
      <text:p text:style-name="Text_20_body">The majority of systems that use large amount of data are organised around a shared database or repository. This model is suited to applications where data is generated by one sub-system and used by another. </text:p>
      <text:p text:style-name="Text_20_body">The client-server architectural model is a system model where the system is organised as a set of services and associated servers and clients that access and use the services. Clients may have to know the names of the available servers and the services that they provide. </text:p>
      <text:p text:style-name="Text_20_body">The layered model of an architecture (sometimes called an abstract machine model) organises a system into layers, each of which provide a set of services. Each layer can be thought of as an abstract machine whose machine language is defined by the services provided by the layer. This ‘language’ is used to implement the next level. This approach supports the incremental development of systems. </text:p>
      <text:p text:style-name="Text_20_body">After an overall system organisation has been chosen, different approaches may be used to decompose sub-systems into modules. Two main strategies of doing this are: </text:p>
      <text:list xml:id="list652302136" text:style-name="L8">
        <text:list-item>
          <text:p text:style-name="P15">Object-oriented decomposition where a system is decomposed into a set of communicating objects. Object call on the services offered by other objects. The object-oriented approach is well-known and convenient, but still has some disadvantages, for example, to use services, objects must explicitly reference the name and the interface of other objects. If an interface change is required to satisfy proposed system changes, the effect of that change on all users of the changed object must be evaluated.</text:p>
        </text:list-item>
        <text:list-item>
          <text:p text:style-name="P11">Function-oriented pipelining where the system is decomposed into functional modules that accept input data and transformed into output data. Each processing step is implemented as a transform. </text:p>
        </text:list-item>
      </text:list>
      <text:p text:style-name="Text_20_body">The models for structuring a system are concerned with how a system is decomposed into sub-systems. To work as a system, sub-systems must be controlled so that their services are delivered to the right place at the right time. There are two generic control styles that are used in software systems: </text:p>
      <text:list xml:id="list847548003" text:style-name="L9">
        <text:list-item>
          <text:p text:style-name="P16">Centralised control. One sub-system has overall responsibility for control and starts and stops other sub-systems. It may also devolve control to another sub-system bit will expect to have this control responsibly returned to it.</text:p>
        </text:list-item>
        <text:list-item>
          <text:p text:style-name="P12">Even-based control. Rather than control information being embedded in a sub-system, each sub-system can respond to externally generated events. These events might come from other sub-systems or from the environment of the system.</text:p>
        </text:list-item>
      </text:list>
      <text:p text:style-name="Standard"/>
      <text:p text:style-name="Standard"/>
      <text:p text:style-name="Standard">Chapter 5: IMPLEMENTATION AND CODING</text:p>
      <text:list xml:id="list1367855276" text:style-name="L10">
        <text:list-item>
          <text:list>
            <text:list-item>
              <text:p text:style-name="P8">Introduction</text:p>
            </text:list-item>
            <text:list-item>
              <text:p text:style-name="P8">Description of tools is used</text:p>
            </text:list-item>
            <text:list-item>
              <text:p text:style-name="P8">screenshot</text:p>
            </text:list-item>
            <text:list-item>
              <text:p text:style-name="P8">source code</text:p>
              <text:p text:style-name="P8"><text:soft-page-break/></text:p>
              <text:p text:style-name="P8">5.2 Testing</text:p>
              <text:p text:style-name="P8">5.2.1 Introduction</text:p>
              <text:p text:style-name="P8">5.2.2 <text:span text:style-name="T4">objective of testing</text:span></text:p>
              <text:p text:style-name="P8">5.2.3 <text:span text:style-name="T4">unit testing</text:span></text:p>
              <text:p text:style-name="P8">5.2.4 <text:span text:style-name="T4">validation testing:</text:span> Software validation is the process of testing a software to check whether it satisfies the customer needs or not. This testing is done during and/or at the end of the process of software development.<text:line-break/>Read more at Buzzle: <text:a xlink:type="simple" xlink:href="http://www.buzzle.com/articles/validation-testing.html">http://www.buzzle.com/articles/validation-testing.html</text:a></text:p>
            </text:list-item>
            <text:list-item>
              <text:p text:style-name="P8"/>
              <text:p text:style-name="P8">5.2.5 <text:span text:style-name="T4">integration testing</text:span></text:p>
              <text:p text:style-name="P8">5.2.6 <text:span text:style-name="T4">functional and system testing</text:span></text:p>
              <text:p text:style-name="P8">5.2.7 <text:span text:style-name="T4">acceptance testing</text:span></text:p>
              <text:p text:style-name="P8">N.B screenshot and source code as sample only just two, three screenshot and source code for same screenshot.</text:p>
              <text:p text:style-name="P8"/>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3T08:37:40</meta:creation-date>
    <dc:date>2013-09-30T14:57:20</dc:date>
    <meta:editing-duration>PT36M25S</meta:editing-duration>
    <meta:editing-cycles>11</meta:editing-cycles>
    <meta:generator>LibreOffice/3.5$Linux_X86_64 LibreOffice_project/350m1$Build-2</meta:generator>
    <dc:creator>BOBO </dc:creator>
    <meta:document-statistic meta:table-count="0" meta:image-count="0" meta:object-count="0" meta:page-count="4" meta:paragraph-count="58" meta:word-count="1524" meta:character-count="8728" meta:non-whitespace-character-count="8428"/>
  </office:meta>
</office:document-meta>
</file>